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3pt" officeooo:rsid="00068781" officeooo:paragraph-rsid="00068781" style:font-size-asian="13pt" style:font-size-complex="13pt"/>
    </style:style>
    <style:style style:name="P2" style:family="paragraph" style:parent-style-name="Standard">
      <style:text-properties style:font-name="Liberation Sans" fo:font-size="13pt" officeooo:paragraph-rsid="00068781" style:font-size-asian="13pt" style:font-size-complex="13pt"/>
    </style:style>
    <style:style style:name="P3" style:family="paragraph" style:parent-style-name="Standard">
      <style:text-properties style:font-name="Liberation Sans" fo:font-size="13pt" officeooo:rsid="0008b686" officeooo:paragraph-rsid="0008b686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0a6a10" style:font-size-asian="13pt" style:font-size-complex="13pt"/>
    </style:style>
    <style:style style:name="P5" style:family="paragraph" style:parent-style-name="Standard">
      <style:text-properties style:font-name="Liberation Sans" fo:font-size="13pt" officeooo:paragraph-rsid="000b01f4" style:font-size-asian="13pt" style:font-size-complex="13pt"/>
    </style:style>
    <style:style style:name="P6" style:family="paragraph" style:parent-style-name="Standard">
      <style:text-properties style:font-name="Liberation Sans" fo:font-size="13pt" officeooo:paragraph-rsid="000ccb01" style:font-size-asian="13pt" style:font-size-complex="13pt"/>
    </style:style>
    <style:style style:name="P7" style:family="paragraph" style:parent-style-name="Standard">
      <style:text-properties style:font-name="Liberation Sans" fo:font-size="13pt" officeooo:paragraph-rsid="000df6a3" style:font-size-asian="13pt" style:font-size-complex="13pt"/>
    </style:style>
    <style:style style:name="P8" style:family="paragraph" style:parent-style-name="Standard">
      <style:text-properties style:font-name="Liberation Sans" fo:font-size="13pt" officeooo:paragraph-rsid="000dfd8c" style:font-size-asian="13pt" style:font-size-complex="13pt"/>
    </style:style>
    <style:style style:name="P9" style:family="paragraph" style:parent-style-name="Standard">
      <style:text-properties style:font-name="Liberation Sans" fo:font-size="13pt" officeooo:rsid="000a6a10" officeooo:paragraph-rsid="000b01f4" style:font-size-asian="13pt" style:font-size-complex="13pt"/>
    </style:style>
    <style:style style:name="P10" style:family="paragraph" style:parent-style-name="Standard">
      <style:text-properties style:font-name="Liberation Sans" fo:font-size="13pt" officeooo:rsid="000b01f4" officeooo:paragraph-rsid="000b01f4" style:font-size-asian="13pt" style:font-size-complex="13pt"/>
    </style:style>
    <style:style style:name="P11" style:family="paragraph" style:parent-style-name="Standard">
      <style:text-properties style:font-name="Liberation Sans" fo:font-size="13pt" officeooo:rsid="000ccb01" officeooo:paragraph-rsid="000b01f4" style:font-size-asian="13pt" style:font-size-complex="13pt"/>
    </style:style>
    <style:style style:name="P12" style:family="paragraph" style:parent-style-name="Standard">
      <style:text-properties style:font-name="Liberation Sans" fo:font-size="13pt" officeooo:rsid="000f7dbd" officeooo:paragraph-rsid="000f7dbd" style:font-size-asian="13pt" style:font-size-complex="13pt"/>
    </style:style>
    <style:style style:name="P13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officeooo:rsid="000f7dbd" officeooo:paragraph-rsid="000f7dbd" style:font-size-asian="13pt" style:font-size-complex="13pt"/>
    </style:style>
    <style:style style:name="P14" style:family="paragraph" style:parent-style-name="Standard">
      <style:text-properties style:font-name="Liberation Sans" fo:font-size="13pt" fo:font-style="italic" officeooo:rsid="00068781" officeooo:paragraph-rsid="00068781" style:font-size-asian="13pt" style:font-style-asian="italic" style:font-size-complex="13pt" style:font-style-complex="italic"/>
    </style:style>
    <style:style style:name="P15" style:family="paragraph" style:parent-style-name="Standard">
      <style:text-properties style:font-name="Liberation Sans" fo:font-size="13pt" style:text-underline-style="solid" style:text-underline-width="auto" style:text-underline-color="font-color" officeooo:rsid="000b01f4" officeooo:paragraph-rsid="000b01f4" style:font-size-asian="13pt" style:font-size-complex="13pt"/>
    </style:style>
    <style:style style:name="P16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1pt" style:font-size-asian="11pt"/>
    </style:style>
    <style:style style:name="P17" style:family="paragraph" style:parent-style-name="Heading_20_2">
      <style:paragraph-properties fo:text-align="center" style:justify-single-word="false"/>
      <style:text-properties officeooo:rsid="00068781" officeooo:paragraph-rsid="00068781"/>
    </style:style>
    <style:style style:name="P18" style:family="paragraph" style:parent-style-name="Standard">
      <style:text-properties style:font-name="Liberation Sans" fo:font-size="13pt" officeooo:rsid="00068781" officeooo:paragraph-rsid="00117bb1" style:font-size-asian="13pt" style:font-size-complex="13pt"/>
    </style:style>
    <style:style style:name="T1" style:family="text">
      <style:text-properties officeooo:rsid="00068781"/>
    </style:style>
    <style:style style:name="T2" style:family="text">
      <style:text-properties officeooo:rsid="00092acf"/>
    </style:style>
    <style:style style:name="T3" style:family="text">
      <style:text-properties officeooo:rsid="000a6a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6a10" style:font-weight-asian="normal" style:font-weight-complex="normal"/>
    </style:style>
    <style:style style:name="T6" style:family="text">
      <style:text-properties fo:font-weight="normal" officeooo:rsid="000dfd8c" style:font-weight-asian="normal" style:font-weight-complex="normal"/>
    </style:style>
    <style:style style:name="T7" style:family="text">
      <style:text-properties officeooo:rsid="000b01f4"/>
    </style:style>
    <style:style style:name="T8" style:family="text">
      <style:text-properties officeooo:rsid="000ccb01"/>
    </style:style>
    <style:style style:name="T9" style:family="text">
      <style:text-properties officeooo:rsid="000df6a3"/>
    </style:style>
    <style:style style:name="T10" style:family="text">
      <style:text-properties fo:text-transform="uppercase" fo:color="#222222" style:font-name="inherit" fo:font-size="18pt" fo:letter-spacing="normal" fo:font-style="normal" fo:font-weight="bold" fo:padding="0cm" fo:border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68781"/>
    </style:style>
    <style:style style:name="T13" style:family="text">
      <style:text-properties style:text-underline-style="solid" style:text-underline-width="auto" style:text-underline-color="font-color" officeooo:rsid="000b01f4"/>
    </style:style>
    <style:style style:name="T14" style:family="text">
      <style:text-properties officeooo:rsid="000dfd8c"/>
    </style:style>
    <style:style style:name="T15" style:family="text">
      <style:text-properties officeooo:rsid="0010546b"/>
    </style:style>
    <style:style style:name="T16" style:family="text">
      <style:text-properties officeooo:rsid="00117bb1"/>
    </style:style>
    <style:style style:name="T17" style:family="text">
      <style:text-properties officeooo:rsid="00134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10">TARANTULA AGILE TEST MANAGEMENT TOOL</text:span></text:span></text:p>
      <text:p text:style-name="P17"><text:span text:style-name="Strong_20_Emphasis"><text:span text:style-name="T10"/></text:span></text:p>
      <text:p text:style-name="P18"><text:span text:style-name="T16">T</text:span>arantula egy <text:span text:style-name="T9">Ruby nyelven íródott,</text:span> web alapú, <text:span text:style-name="T9">software</text:span> test menedzselő eszköz.</text:p>
      <text:p text:style-name="P18"><text:span text:style-name="T16">Hivatalos oldal: </text:span><text:a xlink:type="simple" xlink:href="http://www.testiatarantula.com/" office:name="http://www.testiatarantula.com/" office:target-frame-name="_blank" xlink:show="new" text:style-name="Internet_20_link" text:visited-style-name="Visited_20_Internet_20_Link"><text:span text:style-name="T16">http://www.testiatarantula.com/</text:span></text:a><text:line-break/><text:span text:style-name="T16">Forrás: </text:span><text:a xlink:type="simple" xlink:href="https://github.com/prove/tarantula" text:style-name="Internet_20_link" text:visited-style-name="Visited_20_Internet_20_Link"><text:span text:style-name="T16">https://github.com/prove/tarantula</text:span></text:a><text:span text:style-name="T16"> </text:span></text:p>
      <text:p text:style-name="P18"><text:line-break/><text:span text:style-name="T9">FUNKCIÓ TESZT</text:span><text:line-break/></text:p>
      <text:p text:style-name="P1">Beépített jogosultság keze<text:span text:style-name="T9">lőjének</text:span> köszönhetően a beléptetésnél megadott felhasználónév és jelszó alapján <text:span text:style-name="T15">használható</text:span> az oldalt adminisztrátor és tesztelőként. <text:line-break/>Ha admin joggal bír a felhasználó, akkor az összes menüpont elérhető (Dashboard, Design, Test, Report, Tools, Admin), máskülönben csak a Dashboard, Test valamint a <text:span text:style-name="T9">user</text:span> saját profil kezelője a képernyő jobb felső sarkában.</text:p>
      <text:p text:style-name="P1"/>
      <text:p text:style-name="P1"><text:span text:style-name="T11">Új felhasználó (New User) létrehozása</text:span>: ahhoz, hogy az egyes projektekhez hozzá <text:span text:style-name="T9">lehessen</text:span> férni, tesztelni lehessen, a projekt <text:span text:style-name="T9">beállításai</text:span> között szerepelnie kell a <text:span text:style-name="T9">felhasználónak</text:span>. <text:line-break/>Új felhasználó létrehozásánál kötelezően meg kell adni a login nevet, teljes nevet, <text:span text:style-name="T17">e-mail címet</text:span>. <text:line-break/>Nem kötelező mezők: telefon, jelszó mezők, valamint itt lehet admin jogot adni a felhasználónak egy checkbox mező kipipálásával. Később módosítható, törölhető a profil.</text:p>
      <text:p text:style-name="P1"/>
      <text:p text:style-name="P1"><text:span text:style-name="T11">Projekt létrehozása (Admin-&gt;Projects):</text:span> kötelező mező a 'name', ezen kívül adható leírás, bugtracker (Bugzilla, Jira), kategória(k) (Test areas) - amik alapján leírhatjuk azokat a t<text:span text:style-name="T9">émaköröket</text:span> amiket érint a projekt teszteléskor (pl.: befizetés, kifizetés, általános működés). <text:line-break/>Projekthez felhasználókat a lap alján adhatunk különböző feladatkörökhöz társítva (Test engineer, Test designer, Manager, Manager view only). Módosításra, törlésre szintén van lehetőség mint minden funkció esetén.</text:p>
      <text:p text:style-name="P14">Projekt létrehozása után nagyon fontos, hogy ha babrálni akarjuk azt, akkor azt ki kell választani a jobb felső sarokban mert egyébként nem/rossz projektet kalibrálunk.</text:p>
      <text:p text:style-name="P1"/>
      <text:p text:style-name="P1"><text:span text:style-name="T11">Objektum létrehozása (Design-&gt;Test Objects)</text:span>: vagyis a tesztelés tárgya, hogy mit akarunk tesztelni, <text:span text:style-name="T9">pl.: a mi esetünkben a PEAS</text:span>. <text:line-break/>Itt létrehozott objektumokhoz rendelhetjük <text:span text:style-name="T9">később</text:span> hozzá a teszt eseteket. <text:line-break/>Űrlap mezői: <text:span text:style-name="T9">n</text:span>év, dátum, ESW,SWA (nem jöttem rá, nem találtam rá infót, hogy ezek mire szolgálnak), hardware, mechanika, leírás, Tegek (szintén a kategorizáláshoz, csoportosításhoz <text:span text:style-name="T9">lehet megadni</text:span>), 'Test areas' - projekt létrehozásakor megadott paraméterek jelennek meg itt, gyakorlatilag milyen feladatokat érint a teszt objektum? kérdésre add választ ez a jellemző. <text:line-break/><text:span text:style-name="T9">Ha szükség úgy kívánja,</text:span> csatolhatunk állományt is <text:span text:style-name="T9">az objektumokhoz</text:span>.</text:p>
      <text:p text:style-name="P1"/>
      <text:p text:style-name="P1"><text:soft-page-break/><text:span text:style-name="T11">Teszt esetek (Design-&gt;Cases):</text:span> teszt eseteket létre lehet hozni, hozzá <text:span text:style-name="T9">lehet</text:span> rendelni <text:span text:style-name="T9">felhasználókhoz</text:span> <text:span text:style-name="T9">(</text:span>ügyelni arra, hogy csak azokhoz lehet hozzá rendelni, akik hozzá vannak adva a<text:span text:style-name="T9">z adott</text:span> projekthez<text:span text:style-name="T9">)</text:span>. Meg lehet adni többek között prioritást (low, normal, high), ráfordításra szánt időt, elvárt működéshez leírást, követelményeket, teszt adatokat, lépéseket az adott teszt eset végrehajtásához - esemény és annak eredménye párosban. Step-peket sorrendbe lehet tenni, másolni és törölni is lehet.</text:p>
      <text:p text:style-name="P1"/>
      <text:p text:style-name="P1"><text:span text:style-name="T11">Requirements (Design menüpont alatt):</text:span> követelményeket hozhatunk létre a teszt esetekhez. Pl.: bejelentkezve lehet csak használni az adott funkciót.</text:p>
      <text:p text:style-name="P1"/>
      <text:p text:style-name="P2"><text:span text:style-name="T12">Sets:</text:span><text:span text:style-name="T1"> <text:s/>teszt eseteket lehet egybe csomagolni, (pl.:alapvető teszt esetek rakhatok egy csomagba és azt felhasználhatom további teszteknél is) amit majd bepakolhatok a teszt végrehajtásba (execution). Hozzárendelés: drag and drop módszerrel csak egyszerűen be kell húzni a kívánt case-eket. <text:line-break/>Megadható mezők: név, dátum, prioritás, tagok, teszt környezetek (test areas). <text:line-break/>Included Cases ('becsomagolni' kívánt teszt esetek, requirementek). <text:line-break/>Estimated duration: ezt a mezőt az app. tölti ki, becsült időtartamot határoz meg a teszt esetekre szánt idő alapján.<text:line-break/><text:line-break/></text:span><text:span text:style-name="T12">Execution:</text:span><text:span text:style-name="T1"> egy teszt objektumhoz egy vagy több teszt eset hozzárendelése, teszt terv készítése. Létrehozáskor kitölthető mezők: név, dátum, teszt objektum, teszt környezetek, tegek. <text:line-break/>Cases címke alatt adhatóak meg a teszt esetek, amiket felhasználókhoz (pl.: tesztelőkhöz) lehet rendelni. Teszt esetek jöhetnek csomagolva (sets) vagy egyesével is drag and drop-al.<text:line-break/>Táblázatban nyilván lehet követni a becsült időt, tesztelés állapotát, ki végezte a tesztelést és, hogy mikor.</text:span></text:p>
      <text:p text:style-name="P2"/>
      <text:p text:style-name="P3"><text:span text:style-name="T11">Tesztelés</text:span> <text:span text:style-name="T2">(Test)</text:span>: gyakorlatilag a teszt terv (Execution) futtatása manuálisan.</text:p>
      <text:p text:style-name="P8"><text:span text:style-name="T14">(Előfeltétele, hogy legyen egy Executions fájl.)<text:line-break/>T</text:span><text:span text:style-name="T4">eszt eseteket járhatjuk végig, </text:span><text:span text:style-name="T5">létrehozáskor</text:span><text:span text:style-name="T4"> </text:span><text:span text:style-name="T5">megadott</text:span><text:span text:style-name="T4"> lépések</text:span><text:span text:style-name="T6">ben</text:span><text:span text:style-name="T4">. <text:line-break/>Láthatjuk a teszt elvárt működését, teszt adatokat, előfeltételeket és csatolmányokat, majd alatta lépésenként adminisztrálhat</text:span><text:span text:style-name="T5">un</text:span><text:span text:style-name="T4">k, tesztelhetünk.<text:line-break/></text:span>Egyes teszt <text:span text:style-name="T3">lépéseknek</text:span> (méri a<text:span text:style-name="T14">nnak</text:span> i<text:span text:style-name="T14">dejét</text:span> is attól függően, hogy a focus mennyi ideig van <text:span text:style-name="T14">az adott</text:span> steppen) eredményül adhatom a következő állapotokat: </text:p>
      <text:p text:style-name="P4">- sikeres teszt, </text:p>
      <text:p text:style-name="P4">- sikeretelen,</text:p>
      <text:p text:style-name="P4">- kihagy<text:span text:style-name="T3">ás</text:span>,</text:p>
      <text:p text:style-name="P4">- nincs <text:span text:style-name="T3">im</text:span>plementálva,</text:p>
      <text:p text:style-name="P4">- nem fut,</text:p>
      <text:p text:style-name="P4">- szünet.<text:line-break/>Ha defektet észlelek akkor Bugzillán keresztül kezelhetem <text:span text:style-name="T3">azt.</text:span></text:p>
      <text:p text:style-name="P9">Minden lépéshez megjegyzést fűzhetek, akár sikeres, akár sikertelen.</text:p>
      <text:p text:style-name="P12">Teszt eredményt exportálhatom .csv formátumban.</text:p>
      <text:p text:style-name="P5"/>
      <text:p text:style-name="P5"><text:span text:style-name="T13">Teszt esetek export, importja (Tools menüpont alatt):</text:span><text:span text:style-name="T7"><text:line-break/>Tarantula lehetőséget ad az egyes projektekben meghatározott teszt esetek, csomagok, előfeltételek importálására exportálására.</text:span></text:p>
      <text:p text:style-name="P5"><text:soft-page-break/></text:p>
      <text:p text:style-name="P15">Riportok (Report) több paraméter alapján is készíthető: </text:p>
      <text:p text:style-name="P10">- projekt státusz,</text:p>
      <text:p text:style-name="P10">- követelmény lefedettség,</text:p>
      <text:p text:style-name="P10">- hibaanalízis,</text:p>
      <text:p text:style-name="P10">- teszt eredmény státusz,</text:p>
      <text:p text:style-name="P11">- teszt hatékonyság,</text:p>
      <text:p text:style-name="P11">- végrehajtási lista,</text:p>
      <text:p text:style-name="P11">- prioritás.</text:p>
      <text:p text:style-name="P5"/>
      <text:p text:style-name="P10">Minden riportot exportálhatok pdf dokumentumba vagy táblázatkezelőbe.</text:p>
      <text:p text:style-name="P5"/>
      <text:p text:style-name="P6"><text:span text:style-name="T11">Dashboard</text:span> <text:span text:style-name="T8">felületen a következő kimutatások látszódnak</text:span>: </text:p>
      <text:p text:style-name="P7">- <text:span text:style-name="T14">tesztelőhöz h</text:span>ozzárendelt <text:span text:style-name="T8">projekt(ek)</text:span> <text:line-break/>- <text:span text:style-name="T14">n</text:span>api feladatok<text:line-break/>- össz. teszt statisztikák</text:p>
      <text:p text:style-name="P7">- <text:span text:style-name="T14">s</text:span>aját <text:span text:style-name="T9">f</text:span>eladataim.</text:p>
      <text:p text:style-name="P16"/>
      <text:p text:style-name="P16"/>
      <text:p text:style-name="P13">ÖSSZEGZÉS</text:p>
      <text:p text:style-name="P13"/>
      <text:p text:style-name="P13">Előnyök: amilyen funkciókra nekünk szükségünk van manuális teszteléshez, azokat tartalmazza. Jól átlátható, viszonylag könnyen kezelhető felületet biztosítanak a felhasználónak.</text:p>
      <text:p text:style-name="P13">Hátrányai: vannak bug-jai, olykor-olykor újra kell tölteni az oldalt, hogy a megfelelő adatokat láthassuk. Ruby nyelven íródott, CentOs szükséges a működtetésé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34:27.040000000</meta:creation-date>
    <dc:date>2015-05-04T12:55:06.295000000</dc:date>
    <meta:editing-duration>PT1H29M53S</meta:editing-duration>
    <meta:editing-cycles>7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38" meta:word-count="735" meta:character-count="5726" meta:non-whitespace-character-count="5007"/>
  </office:meta>
</office:document-meta>
</file>